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178f" officeooo:paragraph-rsid="0002178f"/>
    </style:style>
    <style:style style:name="P2" style:family="paragraph" style:parent-style-name="Standard">
      <style:text-properties officeooo:rsid="00045f13" officeooo:paragraph-rsid="00045f13"/>
    </style:style>
    <style:style style:name="P3" style:family="paragraph" style:parent-style-name="Standard">
      <style:text-properties officeooo:rsid="0005fe5f" officeooo:paragraph-rsid="0005fe5f"/>
    </style:style>
    <style:style style:name="T1" style:family="text">
      <style:text-properties officeooo:rsid="0002ba43"/>
    </style:style>
    <style:style style:name="T2" style:family="text">
      <style:text-properties officeooo:rsid="0008c53b"/>
    </style:style>
    <style:style style:name="T3" style:family="text">
      <style:text-properties officeooo:rsid="000993f7"/>
    </style:style>
    <style:style style:name="T4" style:family="text">
      <style:text-properties officeooo:rsid="000cae57"/>
    </style:style>
    <style:style style:name="T5" style:family="text">
      <style:text-properties officeooo:rsid="000d82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idee:</text:p>
      <text:p text:style-name="P1"/>
      <text:p text:style-name="P1">Grundidee des Projektes war es, mit dem L<text:span text:style-name="T3">ego</text:span> Mindstorms-Baukasten einen Roboter zu entwerfen, der in der Lage ist, <text:span text:style-name="T4">mithilfe von Kameras</text:span> Ziele zu erkennen, <text:span text:style-name="T4">ein</text:span> Objekt anzuvisieren und mit einer eingebauten Armbrust darauf zu feuern. Dabei war von Anfang an klar, dass wir nicht nur mit den Baukästen allein auskommen würden; vor allem deswegen, weil wir dem NXT die komplexen <text:span text:style-name="T4">Berechnungen</text:span>, die für die Zielerkennung vonnöten sind, nicht zutrauten. <text:span text:style-name="T1">Folglich gehörte zu dem Projekt auch noch das Auswerten von Bildern auf dem Laptop, sowie das Entwickeln einer Software, die aufgrund dieser Daten den Roboter steuert.</text:span></text:p>
      <text:p text:style-name="P1"/>
      <text:p text:style-name="P2">Umsetzung:</text:p>
      <text:p text:style-name="P2"/>
      <text:p text:style-name="P3">Das ganze Projekt liess sich recht gut in drei thematisch grundlegend verschiedene Teile gliedern: Zum Einen musste natürlich der Roboter selbst gebaut werden. Ein weiterer wichtiger Teil war die Zielerfassung; dazu gehört die Mustererkennung, um mit dem gewonnenen Bildmaterial ein Ziel als solches zu identifizieren, und ausserdem die Berechnung der Entfernung und Position des Ziels in Relation zu den Kamerapositionen. <text:span text:style-name="T5">Der letzte, aber keineswegs minder wichtige Teil ist die Kommunikation zwischen Kameras, Laptop und NXT. Diese Dreiteilung des Projektes ermöglichte uns, einer Dreiergruppe, eine optimale Aufteilung der Arbeit. Viele Arbeitsschritte waren natürlich auf die eine oder andere Weise miteinander verbunden, und obwohl sich die Arbeitsaufträge aller Teammitglieder thematisch stark unterschieden, fanden wir uns doch sehr oft zu dritt zusammen. Dabei war es natürlich auch hilfreich, dass wir uns alle schon vor Projektbeginn kannten, was die Kommunikation und Organisation ungemein vereinfachte. </text:span></text:p>
      <text:p text:style-name="P3"/>
      <text:p text:style-name="P3">-<text:span text:style-name="T2">Konstruktion des Roboters: <text:tab/>Die Bestandteile des Roboters und dessen Aufbau lassen sich direkt aus den Anforderungen ableiten: </text:span></text:p>
      <text:p text:style-name="P3"><text:tab/>-<text:span text:style-name="T2">Er soll sich auf einer mobilen Plattform befinden. Hierfür eignete sich besonders eine <text:tab/>Konstruktion, die nicht auf Rädern, sondern auf Raupen fährt, um maximale <text:tab/>Manövrierbarkeit zu erreichen.(1) </text:span></text:p>
      <text:p text:style-name="P3"><text:tab/>-<text:span text:style-name="T2">Er soll Platz für zwei Kameras bieten(2). Der Plan war ursprünglich, mit Kameras zu <text:tab/>arbeiten, die speziell für Lego-Roboter entworfen wurden. Diese waren allerdings alle mit <text:tab/>erheblichen Kosten belastet, und die Tatsache, dass die geplante Triangulation des Ziels <text:tab/>sogar zwei Kameras erfordert, kam uns hier auch nicht gerade entgegen. Glücklicherweise <text:tab/>stellte sich heraus, dass zwei Teammitglieder identische Smartphones besassen, und einer <text:tab/>von uns hatte auch schon einige Erfahrung in der Programmierung von Android-Apps. Diese <text:tab/>Smartphones werden in eigens dafür gebauten Halterungen auf beiden Seiten des Roboters <text:tab/>quasi als "Augen" eingesetzt</text:span></text:p>
      <text:p text:style-name="P3"><text:tab/>-<text:span text:style-name="T3">Er soll einen Geschützturm haben, der sich in horizontaler(3) und in vertikaler(4) Richtung <text:tab/>orientieren lässt. Ausserdem sollte der Geschützturm natürlich noch eine Konstruktion <text:tab/>enthalten, mit der irgendeine Form von Projektil angemessen zielsicher verschossen werden <text:tab/>kann. Wir haben uns hier für eine etwas modifizierte Armbrustkonstruktion entschieden; das <text:tab/>klassische Design mit Wurfarmen, die rechtwinklig zur Schusslinie stehen, ist mit Lego <text:tab/>schwer umzusetzen, da diese Wurfarme unter grosser Spannung stehen, was die nicht <text:tab/>besonders robusten Plastikteile vermutlich nicht ausgehalten hätten. Wir haben uns deshalb <text:tab/>für eine inline-Konstruktion(5) entschieden. Dies senkt einerseits die Spannung, unter der <text:tab/>die Arme leiden, andererseits wird die gesamte Kraft des Gummibands dafür aufgewendet, <text:tab/>den Bolzen zu beschleunigen. Ausserdem besitzt der Wurfarm noch einen Abzug(6), der das <text:tab/>Gummiband in gespannter Position hält und der von einem kleinen Motor ausgelöst werden <text:tab/>k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0M54S</meta:editing-duration>
    <meta:editing-cycles>15</meta:editing-cycles>
    <meta:generator>LibreOffice/4.3.5.2$Windows_x86 LibreOffice_project/3a87456aaa6a95c63eea1c1b3201acedf0751bd5</meta:generator>
    <dc:date>2015-01-29T16:56:37.367000000</dc:date>
    <meta:document-statistic meta:table-count="0" meta:image-count="0" meta:object-count="0" meta:page-count="1" meta:paragraph-count="8" meta:word-count="502" meta:character-count="3620" meta:non-whitespace-character-count="3099"/>
    <meta:user-defined meta:name="Info 1"/>
    <meta:user-defined meta:name="Info 2"/>
    <meta:user-defined meta:name="Info 3"/>
    <meta:user-defined meta:name="Info 4"/>
  </office:meta>
</office:document-meta>
</file>